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normal" officeooo:paragraph-rsid="001b956a" fo:background-color="#fbfbfb" style:font-size-asian="10pt" style:font-size-complex="10pt"/>
    </style:style>
    <style:style style:name="P7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normal" officeooo:rsid="001f8584" officeooo:paragraph-rsid="001f8584" fo:background-color="#fbfbfb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line-height-at-least="0.503cm"/>
      <style:text-properties fo:color="#403f53" loext:opacity="100%" style:font-name="Roboto" fo:font-size="10pt" fo:background-color="#fbfbfb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bold" officeooo:paragraph-rsid="001f8584" fo:background-color="#fbfbfb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style:font-name="Roboto" fo:font-size="10pt" style:font-size-asian="10pt" style:font-size-complex="10pt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0pt" style:font-size-asian="10pt" style:font-size-complex="10pt"/>
    </style:style>
    <style:style style:name="P13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P14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213312" style:font-size-asian="10pt" style:font-weight-asian="bold" style:font-size-complex="10pt" style:font-weight-complex="bold"/>
    </style:style>
    <style:style style:name="P15" style:family="paragraph" style:parent-style-name="normal">
      <style:paragraph-properties fo:text-align="start" style:justify-single-word="false"/>
      <style:text-properties style:font-name="Roboto" fo:font-size="10pt" fo:font-weight="bold" officeooo:rsid="00213312" officeooo:paragraph-rsid="00213312" style:font-size-asian="10pt" style:font-weight-asian="bold" style:font-size-complex="10pt" style:font-weight-complex="bold"/>
    </style:style>
    <style:style style:name="P16" style:family="paragraph" style:parent-style-name="normal">
      <style:paragraph-properties fo:text-align="start" style:justify-single-word="false"/>
      <style:text-properties style:font-name="Roboto" fo:font-size="10pt" fo:font-weight="bold" officeooo:paragraph-rsid="001d8d2a" style:font-size-asian="10pt" style:font-size-complex="10pt"/>
    </style:style>
    <style:style style:name="P17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b956a" style:font-size-asian="10pt" style:font-weight-asian="normal" style:font-size-complex="10pt" style:font-weight-complex="normal"/>
    </style:style>
    <style:style style:name="P18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d8d2a" style:font-size-asian="10pt" style:font-weight-asian="normal" style:font-size-complex="10pt" style:font-weight-complex="normal"/>
    </style:style>
    <style:style style:name="P19" style:family="paragraph" style:parent-style-name="normal">
      <style:paragraph-properties fo:text-align="start" style:justify-single-word="false"/>
      <style:text-properties style:font-name="Roboto" fo:font-size="10pt" fo:font-weight="normal" officeooo:rsid="001d8d2a" officeooo:paragraph-rsid="001d8d2a" style:font-size-asian="10pt" style:font-weight-asian="normal" style:font-size-complex="10pt" style:font-weight-complex="normal"/>
    </style:style>
    <style:style style:name="P20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fo:letter-spacing="normal" fo:font-style="normal" officeooo:rsid="001f8584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font-style="normal" officeooo:rsid="0020a1e2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fo:letter-spacing="normal" fo:font-style="normal" officeooo:rsid="0020e66a" style:font-name-asian="Times New Roman1" style:font-name-complex="Times New Roman1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font-variant="normal" fo:text-transform="none" fo:color="#000000" loext:opacity="100%" style:font-name="sans-serif" fo:font-size="12pt" fo:letter-spacing="normal" fo:font-style="normal" style:font-name-asian="Times New Roman1" style:font-name-complex="Times New Roman1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variant="normal" fo:text-transform="none" fo:color="#000000" loext:opacity="100%" fo:font-size="12pt" fo:letter-spacing="normal" fo:font-style="normal" style:font-name-asian="Times New Roman1" style:font-name-complex="Times New Roman1"/>
    </style:style>
    <style:style style:name="T11" style:family="text">
      <style:text-properties fo:font-weight="normal"/>
    </style:style>
    <style:style style:name="T12" style:family="text">
      <style:text-properties fo:color="#994cc3" loext:opacity="100%"/>
    </style:style>
    <style:style style:name="T13" style:family="text">
      <style:text-properties fo:color="#994cc3" loext:opacity="100%" fo:font-style="italic"/>
    </style:style>
    <style:style style:name="T14" style:family="text">
      <style:text-properties fo:color="#994cc3" loext:opacity="100%" fo:font-style="italic" fo:font-weight="normal"/>
    </style:style>
    <style:style style:name="T15" style:family="text">
      <style:text-properties fo:color="#994cc3" loext:opacity="100%" style:font-name="Consolas" fo:font-size="10.5pt" fo:font-style="italic" fo:font-weight="normal"/>
    </style:style>
    <style:style style:name="T16" style:family="text">
      <style:text-properties fo:color="#994cc3" loext:opacity="100%" fo:font-size="10.5pt" fo:font-style="italic" fo:font-weight="normal"/>
    </style:style>
    <style:style style:name="T17" style:family="text">
      <style:text-properties fo:color="#0c969b" loext:opacity="100%"/>
    </style:style>
    <style:style style:name="T18" style:family="text">
      <style:text-properties fo:color="#0c969b" loext:opacity="100%" style:font-name="Consolas" fo:font-size="10.5pt" fo:font-weight="normal"/>
    </style:style>
    <style:style style:name="T19" style:family="text">
      <style:text-properties fo:color="#0c969b" loext:opacity="100%" fo:font-size="10.5pt" fo:font-weight="normal"/>
    </style:style>
    <style:style style:name="T20" style:family="text">
      <style:text-properties fo:color="#0c969b" loext:opacity="100%" fo:font-weight="normal"/>
    </style:style>
    <style:style style:name="T21" style:family="text">
      <style:text-properties fo:color="#4876d6" loext:opacity="100%" fo:font-style="italic"/>
    </style:style>
    <style:style style:name="T22" style:family="text">
      <style:text-properties fo:color="#4876d6" loext:opacity="100%" fo:font-style="italic" fo:font-weight="normal"/>
    </style:style>
    <style:style style:name="T23" style:family="text">
      <style:text-properties fo:color="#4876d6" loext:opacity="100%" style:font-name="Consolas" fo:font-size="10.5pt" fo:font-style="italic" fo:font-weight="normal"/>
    </style:style>
    <style:style style:name="T24" style:family="text">
      <style:text-properties fo:color="#4876d6" loext:opacity="100%" style:font-name="Consolas" fo:font-size="10.5pt" fo:font-weight="normal"/>
    </style:style>
    <style:style style:name="T25" style:family="text">
      <style:text-properties fo:color="#4876d6" loext:opacity="100%" fo:font-size="10.5pt" fo:font-style="italic" fo:font-weight="normal"/>
    </style:style>
    <style:style style:name="T26" style:family="text">
      <style:text-properties fo:color="#4876d6" loext:opacity="100%" fo:font-size="10.5pt" fo:font-weight="normal"/>
    </style:style>
    <style:style style:name="T27" style:family="text">
      <style:text-properties fo:color="#4876d6" loext:opacity="100%" fo:font-weight="normal"/>
    </style:style>
    <style:style style:name="T28" style:family="text">
      <style:text-properties fo:color="#111111" loext:opacity="100%"/>
    </style:style>
    <style:style style:name="T29" style:family="text">
      <style:text-properties fo:color="#111111" loext:opacity="100%" style:font-name="Consolas" fo:font-size="10.5pt" fo:font-weight="normal"/>
    </style:style>
    <style:style style:name="T30" style:family="text">
      <style:text-properties fo:color="#111111" loext:opacity="100%" fo:font-size="10.5pt" fo:font-weight="normal"/>
    </style:style>
    <style:style style:name="T31" style:family="text">
      <style:text-properties fo:color="#111111" loext:opacity="100%" fo:font-weight="normal"/>
    </style:style>
    <style:style style:name="T32" style:family="text">
      <style:text-properties fo:color="#c96765" loext:opacity="100%"/>
    </style:style>
    <style:style style:name="T33" style:family="text">
      <style:text-properties fo:color="#c96765" loext:opacity="100%" style:font-name="Consolas" fo:font-size="10.5pt" fo:font-weight="normal"/>
    </style:style>
    <style:style style:name="T34" style:family="text">
      <style:text-properties fo:color="#c96765" loext:opacity="100%" fo:font-size="10.5pt" fo:font-weight="normal"/>
    </style:style>
    <style:style style:name="T35" style:family="text">
      <style:text-properties fo:color="#c96765" loext:opacity="100%" fo:font-weight="normal"/>
    </style:style>
    <style:style style:name="T36" style:family="text">
      <style:text-properties fo:color="#aa0982" loext:opacity="100%" style:font-name="Consolas" fo:font-size="10.5pt" fo:font-weight="normal"/>
    </style:style>
    <style:style style:name="T37" style:family="text">
      <style:text-properties fo:color="#aa0982" loext:opacity="100%" fo:font-size="10.5pt" fo:font-weight="normal"/>
    </style:style>
    <style:style style:name="T38" style:family="text">
      <style:text-properties fo:color="#aa0982" loext:opacity="100%" fo:font-weight="normal"/>
    </style:style>
    <style:style style:name="T39" style:family="text">
      <style:text-properties style:font-name="Consolas" fo:font-size="10.5pt" fo:font-weight="normal"/>
    </style:style>
    <style:style style:name="T40" style:family="text">
      <style:text-properties fo:font-size="10.5pt" fo:font-weight="normal"/>
    </style:style>
    <style:style style:name="T41" style:family="text">
      <style:text-properties officeooo:rsid="001f8584"/>
    </style:style>
    <style:style style:name="T42" style:family="text">
      <style:text-properties fo:color="#939dbb" loext:opacity="100%"/>
    </style:style>
    <style:style style:name="T43" style:family="text">
      <style:text-properties fo:color="#939dbb" loext:opacity="100%" style:font-name="Consolas" fo:font-size="10.5pt" fo:font-weight="normal"/>
    </style:style>
    <style:style style:name="T44" style:family="text">
      <style:text-properties fo:color="#939dbb" loext:opacity="100%" style:font-name="Consolas" fo:font-size="10.5pt" fo:font-style="italic" fo:font-weight="normal"/>
    </style:style>
    <style:style style:name="T45" style:family="text">
      <style:text-properties fo:color="#939dbb" loext:opacity="100%" fo:font-size="10.5pt" fo:font-weight="normal"/>
    </style:style>
    <style:style style:name="T46" style:family="text">
      <style:text-properties fo:color="#939dbb" loext:opacity="100%" fo:font-size="10.5pt" fo:font-style="italic" fo:font-weight="normal"/>
    </style:style>
    <style:style style:name="T47" style:family="text">
      <style:text-properties fo:color="#939dbb" loext:opacity="100%" fo:font-weight="normal"/>
    </style:style>
    <style:style style:name="T48" style:family="text">
      <style:text-properties fo:color="#939dbb" loext:opacity="100%" fo:font-style="italic" fo:font-weight="normal"/>
    </style:style>
    <style:style style:name="T49" style:family="text">
      <style:text-properties officeooo:rsid="001f8584" style:font-weight-asian="bold" style:font-weight-complex="bold"/>
    </style:style>
    <style:style style:name="T50" style:family="text">
      <style:text-properties officeooo:rsid="001d8d2a" style:font-weight-asian="bold" style:font-weight-complex="bold"/>
    </style:style>
    <style:style style:name="T51" style:family="text">
      <style:text-properties officeooo:rsid="001d8d2a" style:font-size-asian="10pt" style:font-weight-asian="bold" style:font-size-complex="10pt" style:font-weight-complex="bold"/>
    </style:style>
    <style:style style:name="T52" style:family="text">
      <style:text-properties officeooo:rsid="00213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">E</text:span><text:span text:style-name="T2">xperiment No: </text:span><text:span text:style-name="T6">3</text:span></text:p>
      <text:p text:style-name="P15"><text:span text:style-name="T2">Lexical Analyzer-I</text:span></text:p>
      <text:p text:style-name="P14"><text:span text:style-name="T2">Aim: </text:span><text:span text:style-name="T1">Write a Lex program to validate following tokens such as Identifier, Numeric Number, Operator, Keyword for given input. <text:s text:c="2"/></text:span></text:p>
      <text:p text:style-name="P13"><text:span text:style-name="T2">Theory: </text:span></text:p>
      <text:p text:style-name="P17"><text:span text:style-name="T2">The first phase in a compiler reads the input source and converts strings in the source to tokens.<text:line-break/>Using regular expressions, we can specify patterns to lex that allow it to scan and match strings<text:line-break/>in the input. Each pattern in lex has an associ ated action. Typically an action returns a token,<text:line-break/>representing the matched string, for subsequent use by the parser. To begin with, however, we<text:line-break/>will simply print the matched string rather than return a token value. We may scan for identifiers<text:line-break/>using the regular expression </text:span></text:p>
      <text:p text:style-name="P13"><text:span text:style-name="T4">Lex </text:span><text:span text:style-name="T2">Program: </text:span></text:p>
      <text:p text:style-name="P6">%{ </text:p>
      <text:p text:style-name="P7">#include &lt;stdlib.h&gt; </text:p>
      <text:p text:style-name="P7">%} </text:p>
      <text:p text:style-name="P11"/>
      <text:p text:style-name="P7">%% </text:p>
      <text:p text:style-name="P7">if|else|while|int|switch|for|char {printf("Valid Keyword\n");}</text:p>
      <text:p text:style-name="P7">[-+]?[0-9]* {printf("Valid Integer\n");}</text:p>
      <text:p text:style-name="P7">[-+]?[0-9]*[.][0-9]+ {printf("Valid Float\n");}</text:p>
      <text:p text:style-name="P7">[a-zA-Z_][a-zA-Z0-9_]* {printf("Valid Identifier\n");}</text:p>
      <text:p text:style-name="P7">[0-9_][a-zA-Z0-9_]* {printf("Invalid Identifier\n");}</text:p>
      <text:p text:style-name="P7">[ \t\n]+ ;</text:p>
      <text:p text:style-name="P7">. {printf("\nlex err\n");}</text:p>
      <text:p text:style-name="P11"/>
      <text:p text:style-name="P7">%% </text:p>
      <text:p text:style-name="P11"/>
      <text:p text:style-name="P7"><text:span text:style-name="T21">int</text:span> yywrap(void) { </text:p>
      <text:p text:style-name="P9">    <text:span text:style-name="T14">return</text:span><text:span text:style-name="T11"> </text:span><text:span text:style-name="T38">1</text:span><text:span text:style-name="T11">; </text:span></text:p>
      <text:p text:style-name="P7">} </text:p>
      <text:p text:style-name="P7"/>
      <text:p text:style-name="P6"/>
      <text:p text:style-name="P16"><text:span text:style-name="T50"/></text:p>
      <text:p text:style-name="P16"><text:span text:style-name="T50">Conclusion: </text:span></text:p>
      <text:p text:style-name="P19">The <text:span text:style-name="T52">lex</text:span> program to <text:span text:style-name="T52">validate tokens such as identifiers, numeric number, etc.</text:span> has been successfully executed.<text:tab/></text:p>
      <text:p text:style-name="P18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1:06:47.692000000</dc:date>
    <meta:editing-duration>PT1H48M52S</meta:editing-duration>
    <meta:editing-cycles>27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6" meta:word-count="183" meta:character-count="1308" meta:non-whitespace-character-count="1131"/>
  </office:meta>
</office:document-meta>
</file>